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2_5f_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2_5f_-outline1">
      <style:graphic-properties fo:min-height="11.93cm" loext:decorative="false"/>
      <style:paragraph-properties style:writing-mode="lr-tb"/>
    </style:style>
    <style:style style:name="pr6" style:family="presentation" style:parent-style-name="Standard_20_2_5f_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_20_1-outline1">
      <style:graphic-properties fo:min-height="11.93cm" loext:decorative="false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11" style:family="presentation" style:parent-style-name="Standard-outline1">
      <style:graphic-properties fo:min-height="11.93cm" loext:decorative="false"/>
      <style:paragraph-properties style:writing-mode="lr-tb"/>
    </style:style>
    <style:style style:name="pr1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4" style:family="presentation" style:parent-style-name="Standard_20_2-outline1">
      <style:graphic-properties fo:min-height="11.93cm" loext:decorative="false"/>
      <style:paragraph-properties style:writing-mode="lr-tb"/>
    </style:style>
    <style:style style:name="pr15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02cm" fo:text-align="justify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2a6099" loext:opacity="100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2_5f_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845cm" draw:transform="rotate (0.142244334037538) translate (0.272cm 3.82cm)" presentation:class="title" presentation:user-transformed="true">
          <draw:text-box>
            <text:p text:style-name="P4">Introduction :<text:line-break/>Les paradigmes de programmation</text:p>
          </draw:text-box>
        </draw:frame>
        <draw:frame presentation:style-name="pr5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Un <text:span text:style-name="T1">paradigme de programmation</text:span> est une manière de programmer un ordinateur basé sur un ensemble de principes ou une théorie.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procédurale</text:span></text:p>
                <text:p><text:span text:style-name="T2">mettre_sur_palette(palette, bleu)</text:span></text:p>
                <text:p><text:span text:style-name="T2">mettre_sur_palette(palette, jaune)</text:span></text:p>
                <text:p><text:span text:style-name="T2">mélanger_couleurs_sur_palette(palette)</text:span></text:p>
                <text:p><text:span text:style-name="T2">peindre_mur(mur, palette[3])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Orientée Objet (POO)</text:span></text:p>
                <text:p><text:span text:style-name="T2">palette.ajouter(bleu)</text:span></text:p>
                <text:p><text:span text:style-name="T2">palette.ajouter(jaune)</text:span></text:p>
                <text:p><text:span text:style-name="T2">palette.mélanger()</text:span></text:p>
                <text:p><text:span text:style-name="T2">mur.peindre(palette.get_couleur())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fonctionnelle</text:span></text:p>
                <text:p><text:span text:style-name="T2">mur = mur_peint(couleur = mélanger(jaune, bleu))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_5f_" presentation:presentation-page-layout-name="AL2T1" presentation:use-date-time-name="dtd1" xml:id="id6" draw:id="id6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4">Rappel sur les fonctions en R</text:p>
          </draw:text-box>
        </draw:frame>
        <draw:frame presentation:style-name="pr5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happens [in R] is a function call.</text:p>
              </text:list-header>
              <text:list-item>
                <text:p>— John Chambers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éfinition de fonction</text:span></text:p>
                <text:p><text:span text:style-name="T2">super_calcul &lt;- </text:span><text:span text:style-name="T3">function</text:span><text:span text:style-name="T2">(a, b, multiplication = TRUE) {</text:span></text:p>
                <text:p><text:span text:style-name="T2"><text:s text:c="2"/></text:span><text:span text:style-name="T3">if</text:span><text:span text:style-name="T2"> (multiplication) a * b</text:span></text:p>
                <text:p><text:span text:style-name="T2"><text:s text:c="2"/></text:span><text:span text:style-name="T3">else</text:span><text:span text:style-name="T2"> a + b</text:span></text:p>
                <text:p><text:span text:style-name="T2">}</text:span></text:p>
                <text:p><text:span text:style-name="T2">→ </text:span><text:span text:style-name="T4">Argument par défaut TRUE</text:span></text:p>
                <text:p text:style-name="P6"><text:span text:style-name="T4">→ </text:span><text:span text:style-name="T4">Appel explicite </text:span><text:span text:style-name="T5">super_calcul(a = 2, b = 3, multiplication = TRUE)</text:span></text:p>
                <text:p><text:span text:style-name="T4">→ </text:span><text:span text:style-name="T4">Evaluation de gauche à droite </text:span><text:span text:style-name="T5">super_calcul(2, 3, TRUE)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3">function</text:span><text:span text:style-name="T2">(...) {</text:span></text:p>
                <text:p><text:span text:style-name="T2"><text:s text:c="2"/></text:span><text:span text:style-name="T2">dots &lt;- </text:span><text:span text:style-name="T3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2, 3, 7, 1)</text:span></text:p>
                <text:p><text:span text:style-name="T2"/></text:p>
                <text:p><text:span text:style-name="T4">→ </text:span><text:span text:style-name="T4">Revient à 2 + 3 + 7 + 1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Fonctions récursives</text:span></text:p>
                <text:p><text:span text:style-name="T2">fact &lt;- </text:span><text:span text:style-name="T3">function</text:span><text:span text:style-name="T2">(n) {</text:span></text:p>
                <text:p><text:span text:style-name="T2"><text:s text:c="2"/></text:span><text:span text:style-name="T3">if</text:span><text:span text:style-name="T2"> (n == 1L) 1L</text:span></text:p>
                <text:p><text:span text:style-name="T2"><text:s text:c="2"/></text:span><text:span text:style-name="T3">else</text:span><text:span text:style-name="T2"> n * fact(n - 1L)</text:span></text:p>
                <text:p><text:span text:style-name="T2">}</text:span></text:p>
                <text:p><text:span text:style-name="T2">fact(10)</text:span></text:p>
                <text:p><text:span text:style-name="T2"/></text:p>
                <text:p><text:span text:style-name="T4">→ </text:span><text:span text:style-name="T4">Une définition de factorielle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3">function</text:span><text:span text:style-name="T2">(...) {</text:span></text:p>
                <text:p><text:span text:style-name="T2"><text:s text:c="2"/></text:span><text:span text:style-name="T2">dots &lt;- </text:span><text:span text:style-name="T3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2, 3, 7, 1)</text:span></text:p>
                <text:p><text:span text:style-name="T2"/></text:p>
                <text:p><text:span text:style-name="T4">→ </text:span><text:span text:style-name="T4">Revient à 2 + 3 + 7 + 1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11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presentation:use-date-time-name="dtd1" xml:id="id12" draw:id="id12">
        <office:forms form:automatic-focus="false" form:apply-design-mode="false"/>
        <draw:frame presentation:style-name="pr13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4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 loext:decorative="false"/>
    </style:style>
    <style:style style:name="Mpr17" style:family="presentation" style:parent-style-name="Standard_20_2_5f_-backgroundobjects">
      <style:graphic-properties draw:stroke="none" draw:fill-color="#88aa00" draw:textarea-vertical-align="middle" loext:decorative="fals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1H39M53S</meta:editing-duration>
    <meta:editing-cycles>22</meta:editing-cycles>
    <meta:generator>LibreOffice/7.6.7.2$Linux_X86_64 LibreOffice_project/60$Build-2</meta:generator>
    <dc:title>Progress</dc:title>
    <dc:date>2024-08-06T11:57:11.894509328</dc:date>
    <meta:document-statistic meta:object-count="137"/>
  </office:meta>
</office:document-meta>
</file>